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style:font-size-asian="14pt" style:font-size-complex="14pt"/>
    </style:style>
    <style:style style:name="P2" style:family="paragraph" style:parent-style-name="Standard">
      <style:text-properties style:font-name="Liberation Mono" fo:font-size="14pt" officeooo:paragraph-rsid="001ae11a" style:font-size-asian="14pt" style:font-size-complex="14pt"/>
    </style:style>
    <style:style style:name="P3" style:family="paragraph" style:parent-style-name="Standard">
      <style:text-properties style:font-name="Liberation Mono" fo:font-size="14pt" officeooo:paragraph-rsid="001c5fa5" style:font-size-asian="14pt" style:font-size-complex="14pt"/>
    </style:style>
    <style:style style:name="T1" style:family="text">
      <style:text-properties officeooo:rsid="001ae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nt("Tapez un nbre")</text:p>
      <text:p text:style-name="P3">texte = input()</text:p>
      <text:p text:style-name="P3">deci = int(texte, 16)</text:p>
      <text:p text:style-name="P3">print(deci)</text:p>
      <text:p text:style-name="P3"/>
      <text:p text:style-name="P3">print("Tapez un nbre")</text:p>
      <text:p text:style-name="P3">texte = input()</text:p>
      <text:p text:style-name="P3">decimal = int(texte, 2)</text:p>
      <text:p text:style-name="P3">print(decimal)</text:p>
      <text:p text:style-name="P3"/>
      <text:p text:style-name="P3">print("Tapez un nbre")</text:p>
      <text:p text:style-name="P3">texte = input()</text:p>
      <text:p text:style-name="P3">deci = int(texte, 10)</text:p>
      <text:p text:style-name="P3">b = bin(deci)</text:p>
      <text:p text:style-name="P3">print(b)</text:p>
      <text:p text:style-name="P3"/>
      <text:p text:style-name="P3">print("Tapez un nbre")</text:p>
      <text:p text:style-name="P3">texte = input()</text:p>
      <text:p text:style-name="P3">deci = int(texte, 10)</text:p>
      <text:p text:style-name="P3">h = hex(deci)</text:p>
      <text:p text:style-name="P3">print(h)</text:p>
      <text:p text:style-name="P3"/>
      <text:p text:style-name="P3">print("Tapez un nbre")</text:p>
      <text:p text:style-name="P3">txt = input()</text:p>
      <text:p text:style-name="P3"><text:span text:style-name="T1">dec = int(txt, 16)</text:span></text:p>
      <text:p text:style-name="P3"><text:span text:style-name="T1">b</text:span> = bin()</text:p>
      <text:p text:style-name="P3">print(<text:span text:style-name="T1">b</text:span>)</text:p>
      <text:p text:style-name="P3"/>
      <text:p text:style-name="P3">print("Tapez un nbre")</text:p>
      <text:p text:style-name="P3">txt = input()</text:p>
      <text:p text:style-name="P3"><text:span text:style-name="T1">dec = int(txt, 2)</text:span></text:p>
      <text:p text:style-name="P3"><text:span text:style-name="T1">h</text:span> = hex(<text:span text:style-name="T1">dec</text:span>)</text:p>
      <text:p text:style-name="P3">print(<text:span text:style-name="T1">h</text:span>)</text:p>
      <text:p text:style-name="P3">print("Tapez un nbre")</text:p>
      <text:p text:style-name="P3">texte = input()</text:p>
      <text:p text:style-name="P3">deci = int(texte, 16)</text:p>
      <text:p text:style-name="P3">print(deci)</text:p>
      <text:p text:style-name="P3"/>
      <text:p text:style-name="P3">print("Tapez un nbre")</text:p>
      <text:p text:style-name="P3">texte = input()</text:p>
      <text:p text:style-name="P3">decimal = int(texte, 2)</text:p>
      <text:p text:style-name="P3">print(decimal)</text:p>
      <text:p text:style-name="P3"/>
      <text:p text:style-name="P3">print("Tapez un nbre")</text:p>
      <text:p text:style-name="P3">texte = input()</text:p>
      <text:p text:style-name="P3">deci = int(texte, 10)</text:p>
      <text:p text:style-name="P3">b = bin(deci)</text:p>
      <text:p text:style-name="P3">print(b)</text:p>
      <text:p text:style-name="P3"/>
      <text:p text:style-name="P3">print("Tapez un nbre")</text:p>
      <text:p text:style-name="P3">texte = input()</text:p>
      <text:p text:style-name="P3">deci = int(texte, 10)</text:p>
      <text:p text:style-name="P3">h = hex(deci)</text:p>
      <text:p text:style-name="P3">print(h)</text:p>
      <text:p text:style-name="P3"/>
      <text:p text:style-name="P3">print("Tapez un nbre")</text:p>
      <text:p text:style-name="P3">txt = input()</text:p>
      <text:p text:style-name="P3"><text:span text:style-name="T1">dec = int(txt, 16)</text:span></text:p>
      <text:p text:style-name="P3"><text:span text:style-name="T1">b</text:span> = bin()</text:p>
      <text:p text:style-name="P3">print(<text:span text:style-name="T1">b</text:span>)</text:p>
      <text:p text:style-name="P3"/>
      <text:p text:style-name="P3">print("Tapez un nbre")</text:p>
      <text:p text:style-name="P3">txt = input()</text:p>
      <text:p text:style-name="P3"><text:span text:style-name="T1">dec = int(txt, 2)</text:span></text:p>
      <text:p text:style-name="P3"><text:span text:style-name="T1">h</text:span> = hex(<text:span text:style-name="T1">dec</text:span>)</text:p>
      <text:p text:style-name="P3">print(<text:span text:style-name="T1">h</text:span>)</text:p>
      <text:p text:style-name="P3">print("Tapez un nbre")</text:p>
      <text:p text:style-name="P3">texte = input()</text:p>
      <text:p text:style-name="P3">deci = int(texte, 16)</text:p>
      <text:p text:style-name="P3">print(deci)</text:p>
      <text:p text:style-name="P3"/>
      <text:p text:style-name="P3">print("Tapez un nbre")</text:p>
      <text:p text:style-name="P3">texte = input()</text:p>
      <text:p text:style-name="P3">decimal = int(texte, 2)</text:p>
      <text:p text:style-name="P3">print(decimal)</text:p>
      <text:p text:style-name="P3"/>
      <text:p text:style-name="P3">print("Tapez un nbre")</text:p>
      <text:p text:style-name="P3">texte = input()</text:p>
      <text:p text:style-name="P3">deci = int(texte, 10)</text:p>
      <text:p text:style-name="P3">b = bin(deci)</text:p>
      <text:p text:style-name="P3">print(b)</text:p>
      <text:p text:style-name="P3"/>
      <text:p text:style-name="P3">print("Tapez un nbre")</text:p>
      <text:p text:style-name="P3">texte = input()</text:p>
      <text:p text:style-name="P3">deci = int(texte, 10)</text:p>
      <text:p text:style-name="P3">h = hex(deci)</text:p>
      <text:p text:style-name="P3">print(h)</text:p>
      <text:p text:style-name="P3"/>
      <text:p text:style-name="P3">print("Tapez un nbre")</text:p>
      <text:p text:style-name="P3">txt = input()</text:p>
      <text:p text:style-name="P3"><text:span text:style-name="T1">dec = int(txt, 16)</text:span></text:p>
      <text:p text:style-name="P3"><text:span text:style-name="T1">b</text:span> = bin()</text:p>
      <text:p text:style-name="P3">print(<text:span text:style-name="T1">b</text:span>)</text:p>
      <text:p text:style-name="P3"/>
      <text:p text:style-name="P3">print("Tapez un nbre")</text:p>
      <text:p text:style-name="P3">txt = input()</text:p>
      <text:p text:style-name="P3"><text:span text:style-name="T1">dec = int(txt, 2)</text:span></text:p>
      <text:p text:style-name="P3"><text:span text:style-name="T1">h</text:span> = hex(<text:span text:style-name="T1">dec</text:span>)</text:p>
      <text:p text:style-name="P3">print(<text:span text:style-name="T1">h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2cm">
          <style:column style:rel-width="5045*" fo:start-indent="0cm" fo:end-indent="1cm"/>
          <style:column style:rel-width="5612*" fo:start-indent="1cm" fo:end-indent="1cm"/>
          <style:column style:rel-width="5047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5:53:00.534000000</meta:creation-date>
    <dc:date>2024-11-01T21:35:34.118736786</dc:date>
    <meta:editing-duration>PT50M43S</meta:editing-duration>
    <meta:editing-cycles>3</meta:editing-cycles>
    <meta:generator>LibreOffice/6.0.7.3$Linux_X86_64 LibreOffice_project/00m0$Build-3</meta:generator>
    <dc:creator>Christophe Gragnic</dc:creator>
    <meta:document-statistic meta:table-count="0" meta:image-count="0" meta:object-count="0" meta:page-count="1" meta:paragraph-count="84" meta:word-count="234" meta:character-count="1329" meta:non-whitespace-character-count="1179"/>
  </office:meta>
</office:document-meta>
</file>